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Heading_20_1">
      <style:text-properties style:font-name="Times New Roman" fo:font-size="10pt" style:font-size-asian="10pt" style:font-size-complex="10pt"/>
    </style:style>
    <style:style style:name="P3" style:family="paragraph" style:parent-style-name="Title" style:master-page-name="Standard">
      <style:paragraph-properties style:page-number="auto"/>
      <style:text-properties style:font-name="Times New Roman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oupBuild – Brand Style Guide Instructions</text:p>
      <text:p text:style-name="P1">This document supports the visual assets for GroupBuild, including logos, icons, and UI layouts. It is written with developers in mind. If this guide occasionally feels "artsy," I apologize in advance and aim to keep everything as practical and implementation-focused as possible.</text:p>
      <text:list xml:id="list8818062224805737378" text:style-name="Outline">
        <text:list-item>
          <text:p text:style-name="P2">Purpose</text:p>
        </text:list-item>
      </text:list>
      <text:p text:style-name="P1">This guide is for engineers implementing UI elements, moderation flows, or white-labeled services involving GroupBuild and BeAxa. It explains how to correctly use branding assets, typography, icons, and tone.</text:p>
      <text:list xml:id="list34521813" text:continue-numbering="true" text:style-name="Outline">
        <text:list-item>
          <text:p text:style-name="P2">Logo Usage</text:p>
        </text:list-item>
      </text:list>
      <text:p text:style-name="P1">- Primary Logo: Red shield with blue cat + green flame ("BeAxa Torch").<text:line-break/>- File Reference: GB_Icon_Logo_BeAxaTorch.png<text:line-break/>- Minimum Width: 64px on mobile, 128px on desktop.<text:line-break/>- Padding: At least 1.5x height of logo.<text:line-break/>- Background: Light or dark solid colors only. Avoid gradients or photos.<text:line-break/>- Do Not:<text:line-break/> <text:s/>• Modify the logo colors.<text:line-break/> <text:s/>• Squash or stretch aspect ratio.<text:line-break/> <text:s/>• Place over noisy or cluttered backgrounds.</text:p>
      <text:list xml:id="list34538456" text:continue-numbering="true" text:style-name="Outline">
        <text:list-item>
          <text:p text:style-name="P2">Color Palette</text:p>
        </text:list-item>
      </text:list>
      <text:p text:style-name="P1">| Name <text:s text:c="5"/>| Hex <text:s text:c="4"/>| Purpose <text:s text:c="19"/>|<text:line-break/>|-----------|---------|----------------------------|<text:line-break/>| GB Red <text:s text:c="3"/>| #E63946 | Warnings, tags, shield bg <text:s/>|<text:line-break/>| GB Blue <text:s text:c="2"/>| #1D3557 | Text, headers, buttons <text:s text:c="4"/>|<text:line-break/>| Sky Blue <text:s/>| #4BA3C7 | Links, map overlays <text:s text:c="7"/>|<text:line-break/>| GB Green <text:s/>| #73A144 | Success states, positive UI|</text:p>
      <text:list xml:id="list34521648" text:continue-numbering="true" text:style-name="Outline">
        <text:list-item>
          <text:p text:style-name="P2">Typography</text:p>
        </text:list-item>
      </text:list>
      <text:p text:style-name="P1">- Font: Inter or Open Sans<text:line-break/>- Header Weight: 600–700<text:line-break/>- Body Text Weight: 400<text:line-break/>- Recommended Sizes:<text:line-break/> <text:s/>• Headers: 18–24pt<text:line-break/> <text:s/>• Body: 12–16pt<text:line-break/>_If using Tailwind, map `font-sans` to Inter._</text:p>
      <text:list xml:id="list34523569" text:continue-numbering="true" text:style-name="Outline">
        <text:list-item>
          <text:p text:style-name="P2">Iconography</text:p>
        </text:list-item>
      </text:list>
      <text:p text:style-name="P1">- All UI icons are red shield-backed SVGs.<text:line-break/>- Icons used for:<text:line-break/> <text:s/>• Moderation overlays<text:line-break/> <text:s/>• Identity representations (AnonID, BeAxa)<text:line-break/> <text:s/>• Navigation or chat tools<text:line-break/>- Icons must not be recolored outside the shield format.<text:line-break/>- Scaling is OK if aspect ratio and padding are preserved.</text:p>
      <text:list xml:id="list34527102" text:continue-numbering="true" text:style-name="Outline">
        <text:list-item>
          <text:p text:style-name="P2"><text:soft-page-break/>UI Elements</text:p>
        </text:list-item>
      </text:list>
      <text:p text:style-name="P1">**Moderation Flags:**<text:line-break/>- Yellow text over dark or gray backgrounds<text:line-break/>- Always prefixed by shield icon and category label<text:line-break/>- Example: Low Ethical Intent<text:line-break/><text:line-break/>**AnonID User Blocks:**<text:line-break/>- Default anonymized username style: AnonID:####<text:line-break/>- Rounded avatar + dark gray or blue background<text:line-break/><text:line-break/>**Event Cards:**<text:line-break/>- Must contain:<text:line-break/> <text:s/>• Title (bold)<text:line-break/> <text:s/>• Date/time<text:line-break/> <text:s/>• Static map thumbnail (220px wide min)</text:p>
      <text:list xml:id="list34520403" text:continue-numbering="true" text:style-name="Outline">
        <text:list-item>
          <text:p text:style-name="P2">Tone and Messaging</text:p>
        </text:list-item>
      </text:list>
      <text:p text:style-name="P1">All system messages must remain neutral, civic-minded, and non-moralizing.<text:line-break/>Examples:<text:line-break/> <text:s/>✔ Please consider revising your message to improve clarity or tone.<text:line-break/> <text:s/>✖ This is unacceptable and you should be ashamed. (Avoid)<text:line-break/><text:line-break/>Use objective tags like:<text:line-break/>- Low Ethical Intent<text:line-break/>- Inconsistent Reasoning<text:line-break/>- Likely Bot Behavior</text:p>
      <text:list xml:id="list34515344" text:continue-numbering="true" text:style-name="Outline">
        <text:list-item>
          <text:p text:style-name="P2">Implementation Reminders</text:p>
        </text:list-item>
      </text:list>
      <text:p text:style-name="P1">- Use pre-approved asset files from the GroupBuild repo.<text:line-break/>- Group-level overrides (colors, icons) must be approved before deployment.<text:line-break/>- Responsive behavior must retain identity, tone, and visual clarity.</text:p>
      <text:list xml:id="list34531671" text:continue-numbering="true" text:style-name="Outline">
        <text:list-item>
          <text:p text:style-name="P2">Additional Tips</text:p>
        </text:list-item>
      </text:list>
      <text:p text:style-name="P1">- Use container classes and grid layouts for consistent icon alignment.<text:line-break/>- Always lazy-load moderation overlays and maps to reduce page weight.<text:line-break/>- Ensure all moderation elements can be toggled off via feature flags for QA testing.</text:p>
      <text:list xml:id="list34521980" text:continue-numbering="true" text:style-name="Outline">
        <text:list-item>
          <text:p text:style-name="P2"><text:s text:c="2"/>Contact</text:p>
        </text:list-item>
      </text:list>
      <text:p text:style-name="P1">For SVGs, CSS snippets, or Figma links, contact the GroupBuild DesignOps team or submit a pull request to the GroupBuild `branding-assets` branch on Github.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4</meta:editing-cycles>
    <meta:creation-date>2013-12-23T23:15:00</meta:creation-date>
    <dc:date>2025-06-13T14:25:52.86</dc:date>
    <meta:editing-duration>PT3M51S</meta:editing-duration>
    <meta:generator>OpenOffice/4.1.15$Win32 OpenOffice.org_project/4115m2$Build-9813</meta:generator>
    <dc:creator>Christine Ballard</dc:creator>
    <meta:document-statistic meta:table-count="0" meta:image-count="0" meta:object-count="0" meta:page-count="2" meta:paragraph-count="22" meta:word-count="496" meta:character-count="312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